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#33ff99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661900"/>
    </style:style>
    <style:style style:name="T26" style:family="text">
      <style:text-properties fo:background-color="#ffcc00"/>
    </style:style>
    <style:style style:name="T27" style:family="text">
      <style:text-properties fo:background-color="#000000"/>
    </style:style>
    <style:style style:name="T28" style:family="text">
      <style:text-properties fo:background-color="#ffff66"/>
    </style:style>
    <style:style style:name="T29" style:family="text">
      <style:text-properties fo:background-color="#cc9900"/>
    </style:style>
    <style:style style:name="T30" style:family="text">
      <style:text-properties fo:background-color="#999966"/>
    </style:style>
    <style:style style:name="T31" style:family="text">
      <style:text-properties fo:background-color="#996633"/>
    </style:style>
    <style:style style:name="T32" style:family="text">
      <style:text-properties fo:background-color="#ff9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7"/>Znaczniki występujące w historii CGM:</text:p>
      <text:p text:style-name="P2"/>
      <text:p text:style-name="P2"><text:s text:c="17"/>CGMRecordType = <text:span text:style-name="T2">0x01</text:span> - koniec danych (1 bajt danych)</text:p>
      <text:p text:style-name="P2"><text:s text:c="17"/>CGMRecordType = <text:span text:style-name="T4">0x02</text:span> - utrata sygnału z nadajnika (1 bajt danych)</text:p>
      <text:p text:style-name="P2"><text:s text:c="17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<text:s text:c="17"/>CGMRecordType = <text:span text:style-name="T1">0x04</text:span> - pakiet (2 bajty danych) 01 04</text:p>
      <text:p text:style-name="P2"><text:s text:c="17"/>CGMRecordType = <text:span text:style-name="T14">0x05</text:span> - błąd sensora <text:span text:style-name="T25">00 05</text:span>- sensor włączony <text:span text:style-name="T25">01 05</text:span>- sensor wyłączony <text:span text:style-name="T25">02 05</text:span>- utrata sensora i autowyłączenie po czasie</text:p>
      <text:p text:style-name="P2"><text:s text:c="17"/>CGMRecordType = <text:span text:style-name="T1">0x06</text:span> – osiągnięty dolny limit glikemii 06 = poniżej 40 (1 bajt danych)</text:p>
      <text:p text:style-name="P2"><text:s text:c="17"/>CGMRecordType = <text:span text:style-name="T1">0x07</text:span> – osiągnięty górny limit glikemii FF 07 = powyżej 400 (2 bajty danych)</text:p>
      <text:p text:style-name="P2"><text:s text:c="17"/>CGMRecordType = <text:span text:style-name="T3">0x08</text:span> - stempel czasu (5 bajtów danych)</text:p>
      <text:p text:style-name="P2"><text:s text:c="17"/>CGMRecordType = <text:span text:style-name="T10">0x0A</text:span> - zmiana baterii w pompie posiada automatycznie doklejony stempel czasu (5 bajtów danych)</text:p>
      <text:p text:style-name="P2"><text:s text:c="17"/>CGMRecordType = <text:span text:style-name="T9">0x0B</text:span> - status (5 bajtów danych)</text:p>
      <text:p text:style-name="P2"><text:s text:c="17"/>CGMRecordType = <text:span text:style-name="T24">0x0C</text:span> - zmiana czasu w pompie posiada automatycznie doklejony stempel czasu (5 bajtów danych)</text:p>
      <text:p text:style-name="P2"><text:s text:c="17"/>CGMRecordType = <text:span text:style-name="T8">0x0D</text:span> - ponowna synchronizacja z nadajnikiem posiada automatycznie doklejony stempel czasu (5 bajtów danych)</text:p>
      <text:p text:style-name="P2"><text:s text:c="17"/>CGMRecordType = <text:span text:style-name="T6">0x0E</text:span> - wprowadzona kalibracja posiada automatycznie doklejony stempel czasu (6 bajtów danych)</text:p>
      <text:p text:style-name="P2"><text:s text:c="17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zdarzenie podanego bolusa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7"/>
      <text:p text:style-name="P9">13 09 A8 0C 08 13 09 A8 0C 08 13 09 A8 0C 08 13 09 A8 0C 08 13 09 A8 0C 08 13 09 A8 0C 08 13 09 A8 0C 08 13 09 A8 0C 08 13 09 A8 0C 08 13 09 A8 0C 08 13 09 A8 0C 08 <text:span text:style-name="T15">13 09 A8 0C 08</text:span> <text:span text:style-name="T15">13 09 A8 0C</text:span></text:p>
      <text:p text:style-name="P9"><text:span text:style-name="T15">08</text:span> <text:span text:style-name="T15">13 09 A8 0C 08</text:span> <text:span text:style-name="T15">13 09 A8 0C 08</text:span> <text:span text:style-name="T30">13 2A AE 08 0B</text:span> <text:span text:style-name="T15">13 49 A8 0C 08</text:span> <text:span text:style-name="T29">13 2A AE 08 0D</text:span> <text:span text:style-name="T26">00 03</text:span> <text:span text:style-name="T18">64 13 0A AF 08 0E</text:span> <text:span text:style-name="T27">13</text:span> <text:span text:style-name="T28">02</text:span> <text:span text:style-name="T15">13 0A B3 08 08</text:span> <text:span text:style-name="T15">13 4A B3 08 08</text:span> <text:span text:style-name="T29">13 6A BA 08 0D</text:span> <text:span text:style-name="T26">01 03</text:span> <text:span text:style-name="T16">35</text:span> <text:span text:style-name="T17">6C 13 13 0A 84 09 0F</text:span> <text:span text:style-name="T16">3B</text:span> <text:span text:style-name="T16">41</text:span> <text:span text:style-name="T16">47</text:span> <text:s text:c="12"/><text:span text:style-name="T30">08:46</text:span> <text:s text:c="9"/><text:span text:style-name="T15">12:08</text:span> <text:s text:c="9"/><text:span text:style-name="T29">08:46</text:span> <text:s text:c="18"/><text:span text:style-name="T18">08:47</text:span> <text:s text:c="3"/><text:span text:style-name="T28">08:46</text:span> <text:s text:c="6"/><text:span text:style-name="T15">08:51</text:span> <text:s text:c="9"/><text:span text:style-name="T15">08:51</text:span> <text:s text:c="9"/><text:span text:style-name="T29">08:58</text:span></text:p>
      <text:p text:style-name="P9"><text:span text:style-name="T16">4D</text:span> <text:span text:style-name="T15">13 0A 96 09 08</text:span> <text:span text:style-name="T23">01</text:span> 00 00 00 00 00 00 00 00 00 00 00 00 00 00 00 00 00 00 00 00 00 00 00 00 00 00 00 00 00 00 00 00 00 00 00 00 00 00 00 00 00 00 00 00 00 00 00 00 00 00 00 00 00 00 00 00 00</text:p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8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53M59S</meta:editing-duration>
    <meta:editing-cycles>36</meta:editing-cycles>
    <meta:generator>OpenOffice/4.1.5$Win32 OpenOffice.org_project/415m1$Build-9789</meta:generator>
    <dc:date>2019-02-10T09:39:37.13</dc:date>
    <dc:creator>Sławomir Malinowski</dc:creator>
    <meta:document-statistic meta:table-count="4" meta:image-count="0" meta:object-count="0" meta:page-count="1" meta:paragraph-count="53" meta:word-count="750" meta:character-count="4991"/>
    <meta:user-defined meta:name="Info 1"/>
    <meta:user-defined meta:name="Info 2"/>
    <meta:user-defined meta:name="Info 3"/>
    <meta:user-defined meta:name="Info 4"/>
  </office:meta>
</office:document-meta>
</file>